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60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1.737cm"/>
    </style:style>
    <style:style style:name="P1" style:family="paragraph">
      <style:paragraph-properties fo:margin-left="0cm" fo:margin-right="1.5cm" fo:text-indent="0cm"/>
    </style:style>
    <style:style style:name="P2" style:family="paragraph">
      <loext:graphic-properties draw:fill-color="#ffffff"/>
    </style:style>
    <style:style style:name="P3" style:family="paragraph">
      <style:paragraph-properties fo:line-height="150%">
        <style:tab-stops/>
      </style:paragraph-properties>
    </style:style>
    <style:style style:name="P4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loext:graphic-properties draw:fill="none" draw:fill-color="#ffffff"/>
    </style:style>
    <style:style style:name="P7" style:family="paragraph"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it Commands</text:p>
          </draw:text-box>
        </draw:frame>
        <draw:frame presentation:style-name="pr2" draw:text-style-name="P2" draw:layer="layout" svg:width="25.199cm" svg:height="12.541cm" svg:x="1.4cm" svg:y="4.732cm" presentation:class="subtitle" presentation:user-transformed="true">
          <draw:text-box>
            <text:p text:style-name="P1"><text:span text:style-name="T1">Contents:</text:span></text:p>
            <text:list text:style-name="L2">
              <text:list-item>
                <text:p><text:s text:c="4"/>git config</text:p>
              </text:list-item>
              <text:list-item>
                <text:p><text:s text:c="4"/>git init</text:p>
              </text:list-item>
              <text:list-item>
                <text:p><text:s text:c="4"/>git clone</text:p>
              </text:list-item>
              <text:list-item>
                <text:p><text:s text:c="4"/>git add</text:p>
              </text:list-item>
              <text:list-item>
                <text:p><text:s text:c="4"/>git commit</text:p>
              </text:list-item>
              <text:list-item>
                <text:p><text:s text:c="4"/>git diff</text:p>
              </text:list-item>
              <text:list-item>
                <text:p><text:s text:c="4"/>git reset</text:p>
              </text:list-item>
              <text:list-item>
                <text:p><text:s text:c="4"/>git status</text:p>
              </text:list-item>
              <text:list-item>
                <text:p><text:s text:c="4"/>git rm</text:p>
              </text:list-item>
              <text:list-item>
                <text:p><text:s text:c="4"/>git log</text:p>
              </text:list-item>
              <text:list-item>
                <text:p><text:s text:c="4"/>git show</text:p>
              </text:list-item>
              <text:list-item>
                <text:p><text:s text:c="4"/>git branch</text:p>
              </text:list-item>
              <text:list-item>
                <text:p><text:s text:c="4"/>git checkout</text:p>
              </text:list-item>
              <text:list-item>
                <text:p><text:s text:c="4"/>git merge</text:p>
              </text:list-item>
              <text:list-item>
                <text:p><text:s text:c="4"/>git remote</text:p>
              </text:list-item>
              <text:list-item>
                <text:p><text:s text:c="4"/>git push</text:p>
              </text:list-item>
              <text:list-item>
                <text:p><text:s text:c="4"/>git pull</text:p>
              </text:list-item>
              <text:list-item>
                <text:p><text:s text:c="4"/>git stash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5.4cm" svg:x="1.4cm" svg:y="2.6cm" presentation:class="outline" presentation:user-transformed="true">
          <draw:text-box>
            <text:list text:style-name="L3">
              <text:list-header>
                <text:p text:style-name="P3"><text:span text:style-name="T1"/></text:p>
              </text:list-header>
              <text:list-item>
                <text:p>This command sets the author name and email address respectively to be used with your commits.</text:p>
              </text:list-item>
              <text:list-item>
                <text:p>Usage: <text:span text:style-name="T2">git config --global user.name “[name]</text:span>” <text:s/></text:p>
              </text:list-item>
              <text:list-item>
                <text:p>Usage: <text:span text:style-name="T2">git config --global user.email “[email address]” </text:span></text:p>
              </text:list-item>
              <text:list-item>
                <text:p>The user name and email address will be used when you are pushing to remote repository. But we need to provide the password manually due to security concern.</text:p>
                <text:p/>
                <text:p/>
              </text:list-item>
              <text:list-item>
                <text:p>This command is used to start a new repository.</text:p>
                <text:p>Usage: <text:span text:style-name="T2">git init [repository name]</text:span></text:p>
                <text:p/>
                <text:p/>
                <text:p>This command is used to obtain a repository from an existing URL</text:p>
                <text:p>Usage: <text:span text:style-name="T2">git clone [URL]</text:span></text:p>
              </text:list-item>
              <text:list-item>
                <text:p>If it is private repository, then you need to provide the username and password.</text:p>
              </text:list-item>
              <text:list-item>
                <text:p>If you have certain permissions, then it will clone to local repository. Otherwise it will throws the error</text:p>
              </text:list-item>
            </text:list>
          </draw:text-box>
        </draw:frame>
        <draw:frame draw:style-name="gr2" draw:text-style-name="P5" draw:layer="layout" svg:width="8.6cm" svg:height="1.195cm" svg:x="1.285cm" svg:y="1.972cm">
          <draw:text-box>
            <text:p text:style-name="P4"><text:span text:style-name="T1">Git Config:</text:span></text:p>
          </draw:text-box>
        </draw:frame>
        <draw:frame draw:style-name="gr3" draw:text-style-name="P5" draw:layer="layout" svg:width="5.6cm" svg:height="1.195cm" svg:x="1.2cm" svg:y="9.005cm">
          <draw:text-box>
            <text:p text:style-name="P4"><text:span text:style-name="T1">Git init:</text:span></text:p>
          </draw:text-box>
        </draw:frame>
        <draw:frame draw:style-name="gr3" draw:text-style-name="P5" draw:layer="layout" svg:width="5cm" svg:height="1.195cm" svg:x="1cm" svg:y="12.6cm">
          <draw:text-box>
            <text:p text:style-name="P4"><text:span text:style-name="T1">Git Clone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6.6cm" svg:x="1.4cm" svg:y="2.8cm" presentation:class="outline" presentation:user-transformed="true">
          <draw:text-box>
            <text:list text:style-name="L3">
              <text:list-item>
                <text:p>This command adds a file to the staging area.</text:p>
                <text:p>Usage: <text:span text:style-name="T2">git add [file] </text:span></text:p>
              </text:list-item>
              <text:list-item>
                <text:p>And below command adds all the files to the staging area.</text:p>
                <text:p>Usage: <text:span text:style-name="T2">git add * </text:span><text:s/></text:p>
                <text:p/>
                <text:p/>
                <text:p/>
              </text:list-item>
            </text:list>
          </draw:text-box>
        </draw:frame>
        <draw:frame draw:style-name="gr4" draw:text-style-name="P5" draw:layer="layout" svg:width="4.8cm" svg:height="1.195cm" svg:x="1.2cm" svg:y="1.405cm">
          <draw:text-box>
            <text:p text:style-name="P4"><text:span text:style-name="T1">Git add</text:span></text:p>
          </draw:text-box>
        </draw:frame>
        <draw:frame draw:style-name="gr5" draw:text-style-name="P5" draw:layer="layout" svg:width="5.6cm" svg:height="1.4cm" svg:x="1cm" svg:y="7.2cm">
          <draw:text-box>
            <text:p text:style-name="P4"><text:span text:style-name="T1">Git commit</text:span></text:p>
          </draw:text-box>
        </draw:frame>
        <draw:frame draw:style-name="gr6" draw:text-style-name="P6" draw:layer="layout" svg:width="23.6cm" svg:height="6.859cm" svg:x="1.8cm" svg:y="8.6cm">
          <draw:text-box>
            <text:p>This command records or snapshots the file permanently in the version history.</text:p>
            <text:p/>
            <text:p>Usage: <text:span text:style-name="T2">git commit -m “[Message/Description]”</text:span></text:p>
            <text:p/>
            <text:p>And also <text:span text:style-name="T2">git commit -am “[Message/Description]”</text:span> command will execute <text:span text:style-name="T2">git add -A</text:span> command also.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7" draw:layer="layout" svg:width="6.2cm" svg:height="1.737cm" svg:x="0.6cm" svg:y="1.663cm" presentation:class="title" presentation:user-transformed="true">
          <draw:text-box>
            <text:p text:style-name="P7"><text:span text:style-name="T3">Git diff</text:span></text:p>
          </draw:text-box>
        </draw:frame>
        <draw:frame presentation:style-name="pr4" draw:layer="layout" svg:width="25.199cm" svg:height="15.6cm" svg:x="1.4cm" svg:y="3.6cm" presentation:class="outline" presentation:user-transformed="true">
          <draw:text-box>
            <text:list text:style-name="L3">
              <text:list-item>
                <text:p>Usage: <text:span text:style-name="T2">git diff</text:span></text:p>
              </text:list-item>
              <text:list-item>
                <text:p>This command shows the file differences which are not yet staged</text:p>
              </text:list-item>
              <text:list-item>
                <text:p>Usage: <text:span text:style-name="T2">git diff –staged</text:span></text:p>
              </text:list-item>
              <text:list-item>
                <text:p>This command shows the differences between the files in the staging area and the latest version present.</text:p>
              </text:list-item>
              <text:list-item>
                <text:p>Usage: <text:span text:style-name="T2">git diff [first branch] [second branch]</text:span></text:p>
              </text:list-item>
              <text:list-item>
                <text:p>This command shows the differences between the two branches mentioned.</text:p>
                <text:p/>
                <text:p/>
              </text:list-item>
              <text:list-item>
                <text:p>Usage: <text:span text:style-name="T2">git reset [file]</text:span></text:p>
              </text:list-item>
              <text:list-item>
                <text:p>This command unstages the file, but it preserves the file contents.</text:p>
              </text:list-item>
              <text:list-item>
                <text:p>Usage: <text:span text:style-name="T2">git reset [commit]</text:span><text:tab/></text:p>
              </text:list-item>
              <text:list-item>
                <text:p>This command undoes all the commits after the specified commit and preserves the changes locally.</text:p>
              </text:list-item>
              <text:list-item>
                <text:p>Usage: <text:span text:style-name="T2">git reset –hard [commit]</text:span> <text:s/>This command discards all history and goes back to the specified commit.</text:p>
              </text:list-item>
            </text:list>
          </draw:text-box>
        </draw:frame>
        <draw:frame draw:style-name="gr3" draw:text-style-name="P5" draw:layer="layout" svg:width="5.4cm" svg:height="1.195cm" svg:x="1.4cm" svg:y="10.6cm">
          <draw:text-box>
            <text:p text:style-name="P4"><text:span text:style-name="T1">Git res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14.979cm" svg:x="1.6cm" svg:y="3.221cm" presentation:class="outline" presentation:user-transformed="true">
          <draw:text-box>
            <text:list text:style-name="L3">
              <text:list-item>
                <text:p>Usage: <text:span text:style-name="T2">git status</text:span></text:p>
              </text:list-item>
              <text:list-item>
                <text:p>This command lists all the files that have to be committed.</text:p>
                <text:p/>
                <text:p/>
              </text:list-item>
              <text:list-item>
                <text:p>Usage: <text:span text:style-name="T2">git rm [file]</text:span></text:p>
              </text:list-item>
              <text:list-item>
                <text:p>This command deletes the file from your working directory and stages the deletion.</text:p>
                <text:p/>
                <text:p/>
              </text:list-item>
              <text:list-item>
                <text:p>Usage: <text:span text:style-name="T2">git log</text:span></text:p>
              </text:list-item>
              <text:list-item>
                <text:p>This command is used to list the version history for the current branch.</text:p>
              </text:list-item>
              <text:list-item>
                <text:p>Usage: <text:span text:style-name="T2">git log –follow[file]</text:span></text:p>
              </text:list-item>
              <text:list-item>
                <text:p><text:span text:style-name="T4">This command lists version history for a file.</text:span></text:p>
                <text:p><text:span text:style-name="T4"/></text:p>
              </text:list-item>
            </text:list>
          </draw:text-box>
        </draw:frame>
        <draw:frame draw:style-name="gr3" draw:text-style-name="P5" draw:layer="layout" svg:width="6.8cm" svg:height="1.195cm" svg:x="1.2cm" svg:y="1.6cm">
          <draw:text-box>
            <text:p text:style-name="P4"><text:span text:style-name="T1">Git Status</text:span></text:p>
          </draw:text-box>
        </draw:frame>
        <draw:frame draw:style-name="gr3" draw:text-style-name="P5" draw:layer="layout" svg:width="4.2cm" svg:height="1.195cm" svg:x="1.4cm" svg:y="5.6cm">
          <draw:text-box>
            <text:p text:style-name="P4"><text:span text:style-name="T1">Git rm</text:span></text:p>
          </draw:text-box>
        </draw:frame>
        <draw:frame draw:style-name="gr3" draw:text-style-name="P5" draw:layer="layout" svg:width="4.6cm" svg:height="1.195cm" svg:x="1.6cm" svg:y="9.8cm">
          <draw:text-box>
            <text:p text:style-name="P4"><text:span text:style-name="T1">Git log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17.4cm" svg:x="1.201cm" svg:y="1.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Usage: <text:span text:style-name="T2">git branch</text:span></text:p>
              </text:list-item>
              <text:list-item>
                <text:p><text:span text:style-name="T4">This </text:span>command<text:span text:style-name="T4"> lists all the local branches in the current repository.</text:span></text:p>
              </text:list-item>
              <text:list-item>
                <text:p><text:span text:style-name="T4">Usage: </text:span><text:span text:style-name="T2">git branch [branch name]</text:span></text:p>
              </text:list-item>
              <text:list-item>
                <text:p><text:span text:style-name="T4">This command creates a new branch.</text:span></text:p>
              </text:list-item>
              <text:list-item>
                <text:p><text:span text:style-name="T4">Usage: </text:span><text:span text:style-name="T2">git branch -d [branch name]</text:span></text:p>
              </text:list-item>
              <text:list-item>
                <text:p><text:span text:style-name="T4">This command deletes the <text:s/>branch.</text:span></text:p>
                <text:p><text:span text:style-name="T4"/></text:p>
                <text:p><text:span text:style-name="T4"/></text:p>
              </text:list-item>
              <text:list-item>
                <text:p><text:span text:style-name="T4">Usage: </text:span><text:span text:style-name="T2">git checkout [branch name]</text:span></text:p>
              </text:list-item>
              <text:list-item>
                <text:p><text:span text:style-name="T4">This command is used to switch from one branch to another.</text:span></text:p>
              </text:list-item>
              <text:list-item>
                <text:p><text:span text:style-name="T4">Usage: </text:span><text:span text:style-name="T2">git checkout -b [branch name] </text:span></text:p>
              </text:list-item>
              <text:list-item>
                <text:p><text:span text:style-name="T4">This command creates a new branch and also switches to it</text:span></text:p>
                <text:p><text:span text:style-name="T4"><text:line-break/></text:span><text:span text:style-name="T4"/></text:p>
              </text:list-item>
              <text:list-item>
                <text:p><text:span text:style-name="T4">Usage: </text:span><text:span text:style-name="T2">git merge [branch name]</text:span></text:p>
              </text:list-item>
              <text:list-item>
                <text:p><text:span text:style-name="T4">This command merges the specified branch’s history into the current branch</text:span></text:p>
              </text:list-item>
              <text:list-item>
                <text:p><text:span text:style-name="T4">Usage: </text:span><text:span text:style-name="T2">git merge [Source Branch] [Target Branch] </text:span></text:p>
              </text:list-item>
              <text:list-item>
                <text:p><text:span text:style-name="T4">This command merges a source branch into a target branch</text:span><text:span text:style-name="T2"><text:line-break/></text:span><text:span text:style-name="T2"/></text:p>
              </text:list-item>
            </text:list>
          </draw:text-box>
        </draw:frame>
        <draw:frame draw:style-name="gr2" draw:text-style-name="P5" draw:layer="layout" svg:width="6cm" svg:height="1.195cm" svg:x="0.8cm" svg:y="1.2cm">
          <draw:text-box>
            <text:p text:style-name="P4"><text:span text:style-name="T1">Git Branch</text:span></text:p>
          </draw:text-box>
        </draw:frame>
        <draw:frame draw:style-name="gr5" draw:text-style-name="P5" draw:layer="layout" svg:width="5.799cm" svg:height="1.4cm" svg:x="1.201cm" svg:y="8cm">
          <draw:text-box>
            <text:p text:style-name="P4"><text:span text:style-name="T1">Git Checkout</text:span></text:p>
          </draw:text-box>
        </draw:frame>
        <draw:frame draw:style-name="gr3" draw:text-style-name="P5" draw:layer="layout" svg:width="5.4cm" svg:height="1.195cm" svg:x="1.201cm" svg:y="13.2cm">
          <draw:text-box>
            <text:p text:style-name="P4"><text:span text:style-name="T1">Git Mer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14.093cm" svg:x="1.4cm" svg:y="3cm" presentation:class="outline" presentation:user-transformed="true">
          <draw:text-box>
            <text:list text:style-name="L3">
              <text:list-item>
                <text:p>Usage: <text:span text:style-name="T2">git remote add [variable name] [Remote Server Link]</text:span></text:p>
              </text:list-item>
              <text:list-item>
                <text:p><text:span text:style-name="T4">This command is used to connect your local repository to the remote server.</text:span></text:p>
                <text:p><text:span text:style-name="T4"/></text:p>
                <text:p><text:span text:style-name="T4"/></text:p>
              </text:list-item>
              <text:list-item>
                <text:p><text:span text:style-name="T4">Usage: </text:span><text:span text:style-name="T2">git push [variable name] master</text:span></text:p>
              </text:list-item>
              <text:list-item>
                <text:p><text:span text:style-name="T4">This command sends the committed changes of master branch to your remote </text:span><text:span text:style-name="T4">repository.</text:span></text:p>
              </text:list-item>
              <text:list-item>
                <text:p><text:span text:style-name="T4">Usage: </text:span><text:span text:style-name="T2">git push [variable name] [branch]</text:span></text:p>
              </text:list-item>
              <text:list-item>
                <text:p><text:span text:style-name="T4">This command sends the branch commits to your remote repository.</text:span></text:p>
              </text:list-item>
              <text:list-item>
                <text:p><text:span text:style-name="T4">Usage: </text:span><text:span text:style-name="T2">git push –all [variable name]</text:span></text:p>
              </text:list-item>
              <text:list-item>
                <text:p><text:span text:style-name="T4">This command pushes all branches to your remote repository.</text:span></text:p>
                <text:p><text:span text:style-name="T4"/></text:p>
                <text:p><text:span text:style-name="T4"/></text:p>
              </text:list-item>
              <text:list-item>
                <text:p><text:span text:style-name="T4">Usage: </text:span><text:span text:style-name="T2">git pull [Repository Link]</text:span></text:p>
              </text:list-item>
              <text:list-item>
                <text:p><text:span text:style-name="T4">This command fetches and merges changes on the remote server to your working </text:span><text:span text:style-name="T4">directory.</text:span></text:p>
              </text:list-item>
            </text:list>
          </draw:text-box>
        </draw:frame>
        <draw:frame draw:style-name="gr3" draw:text-style-name="P5" draw:layer="layout" svg:width="6cm" svg:height="1.195cm" svg:x="1.2cm" svg:y="1.4cm">
          <draw:text-box>
            <text:p text:style-name="P4"><text:span text:style-name="T1">Git Remote:</text:span></text:p>
          </draw:text-box>
        </draw:frame>
        <draw:frame draw:style-name="gr3" draw:text-style-name="P5" draw:layer="layout" svg:width="5.4cm" svg:height="1.195cm" svg:x="1.2cm" svg:y="5cm">
          <draw:text-box>
            <text:p text:style-name="P4"><text:span text:style-name="T1">Git push:</text:span></text:p>
          </draw:text-box>
        </draw:frame>
        <draw:frame draw:style-name="gr3" draw:text-style-name="P5" draw:layer="layout" svg:width="5cm" svg:height="1.195cm" svg:x="1.4cm" svg:y="12.6cm">
          <draw:text-box>
            <text:p text:style-name="P4"><text:span text:style-name="T1">Git Pul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14.293cm" svg:x="1.4cm" svg:y="2.8cm" presentation:class="outline" presentation:user-transformed="true">
          <draw:text-box>
            <text:list text:style-name="L3">
              <text:list-item>
                <text:p>Usage: <text:span text:style-name="T2">git stash save </text:span><text:span text:style-name="T4">[save is optional]</text:span></text:p>
              </text:list-item>
              <text:list-item>
                <text:p><text:span text:style-name="T4">This command temporarily stores all the modified tracked files</text:span></text:p>
              </text:list-item>
              <text:list-item>
                <text:p><text:span text:style-name="T4">Usage: </text:span><text:span text:style-name="T2">git stash pop</text:span></text:p>
              </text:list-item>
              <text:list-item>
                <text:p><text:span text:style-name="T4">This command restores the most recently stashed files</text:span></text:p>
              </text:list-item>
              <text:list-item>
                <text:p><text:span text:style-name="T4">Usage: </text:span><text:span text:style-name="T2">git stash list</text:span></text:p>
              </text:list-item>
              <text:list-item>
                <text:p><text:span text:style-name="T4">This command lists all stashed changesets</text:span></text:p>
              </text:list-item>
              <text:list-item>
                <text:p><text:span text:style-name="T4">Usage: </text:span><text:span text:style-name="T2">git stash drop</text:span></text:p>
              </text:list-item>
              <text:list-item>
                <text:p><text:span text:style-name="T4">This command discards the most recently stashed changeset.</text:span></text:p>
              </text:list-item>
            </text:list>
          </draw:text-box>
        </draw:frame>
        <draw:frame draw:style-name="gr3" draw:text-style-name="P5" draw:layer="layout" svg:width="6.2cm" svg:height="1.195cm" svg:x="1.2cm" svg:y="1.4cm">
          <draw:text-box>
            <text:p text:style-name="P4"><text:span text:style-name="T1">Git </text:span><text:span text:style-name="T1">stash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7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 fo:wrap-option="wrap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8T11:59:20.088799564</meta:creation-date>
    <dc:date>2019-07-18T14:50:59.342508019</dc:date>
    <meta:editing-duration>PT1H9M48S</meta:editing-duration>
    <meta:editing-cycles>3</meta:editing-cycles>
    <meta:generator>LibreOffice/5.1.6.2$Linux_X86_64 LibreOffice_project/10m0$Build-2</meta:generator>
    <meta:document-statistic meta:object-count="64"/>
  </office:meta>
</office:document-meta>
</file>